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1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rioritise?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Vertex coalgebras from factorisation co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WZW as boundary of Chern-Sim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ble envelop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Shuffle 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KZ equation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Deformation quantisatio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qD modul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Quantum groups from configuration spaces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2">
          <table:table-cell office:value-type="string" calcext:value-type="string">
            <text:p>What is a vertex algeb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ctorisable moduli stacks and CoHAs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2">
          <table:table-cell office:value-type="string" calcext:value-type="string">
            <text:p>Note on W algebras for surfaces</text:p>
          </table:table-cell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2:29:26.5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7T12:29:56.466000000</dc:date>
    <meta:editing-duration>PT2H35M51S</meta:editing-duration>
    <meta:editing-cycles>28</meta:editing-cycles>
    <meta:document-statistic meta:table-count="1" meta:cell-count="22" meta:object-count="0"/>
  </office:meta>
</office:document-meta>
</file>